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e75" officeooo:paragraph-rsid="0003be75"/>
    </style:style>
    <style:style style:name="P2" style:family="paragraph" style:parent-style-name="Standard">
      <style:text-properties officeooo:rsid="0005532b" officeooo:paragraph-rsid="0005532b"/>
    </style:style>
    <style:style style:name="P3" style:family="paragraph" style:parent-style-name="Standard">
      <style:text-properties officeooo:rsid="0005532b" officeooo:paragraph-rsid="000734b7"/>
    </style:style>
    <style:style style:name="P4" style:family="paragraph" style:parent-style-name="Standard">
      <style:text-properties officeooo:rsid="0005532b" officeooo:paragraph-rsid="0008fcc6"/>
    </style:style>
    <style:style style:name="P5" style:family="paragraph" style:parent-style-name="Standard">
      <style:text-properties officeooo:rsid="000734b7" officeooo:paragraph-rsid="000734b7"/>
    </style:style>
    <style:style style:name="P6" style:family="paragraph" style:parent-style-name="Standard">
      <style:text-properties officeooo:rsid="0008fcc6" officeooo:paragraph-rsid="0008fcc6"/>
    </style:style>
    <style:style style:name="T1" style:family="text">
      <style:text-properties officeooo:rsid="000734b7"/>
    </style:style>
    <style:style style:name="T2" style:family="text">
      <style:text-properties officeooo:rsid="0008fc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olamento Lux et Tenebra.</text:p>
      <text:p text:style-name="P1">La gilda Lux et Tenebra ha come scopo il progress con componente social, extra raid.</text:p>
      <text:p text:style-name="P1">Ciò comporta che la gilda avrà una chat vocale in questo caso mumble sempre attiva e privata, con canali dedicati al social e canali dedicati alle attività di progress. <text:span text:style-name="T1">Una chat in game, e una chat fuori dal gioco: il gruppo di Whats’app</text:span></text:p>
      <text:p text:style-name="P2">La gilda ha una sua gerarchia interna determinata dai ranghi:</text:p>
      <text:p text:style-name="P2">Rango 1 GM</text:p>
      <text:p text:style-name="P2">Rango 2 Consiglieri/officer</text:p>
      <text:p text:style-name="P2">Rango 3 Raid leader</text:p>
      <text:p text:style-name="P2">Rango 4 Banker</text:p>
      <text:p text:style-name="P2">Rango 5 Raider esperti</text:p>
      <text:p text:style-name="P2">Rango 6 Raider</text:p>
      <text:p text:style-name="P2">Rango 7 Pre_Raider</text:p>
      <text:p text:style-name="P2">Rango 8 Social</text:p>
      <text:p text:style-name="P2">Rango 9 Alt</text:p>
      <text:p text:style-name="P2">Rango 10 Burbe</text:p>
      <text:p text:style-name="P2"/>
      <text:p text:style-name="P2">Spiegazione dei ranghi:</text:p>
      <text:p text:style-name="P2"/>
      <text:p text:style-name="P2">Rango 1 GM</text:p>
      <text:p text:style-name="P2">Il Gm della gilda è Alitfaier.</text:p>
      <text:p text:style-name="P2"/>
      <text:p text:style-name="P2">Rango 2 Consiglieri/officer</text:p>
      <text:p text:style-name="P2">I consiglieri hanno il compito di aiutare il gm a gildare, mantenere i rapporti con altre gilde, mantenere l’ordine in gilda, e dissipare le liti. Raccogliere informazioni sui nuovi player, e aiutare al Gm su decisioni importanti di gilda.</text:p>
      <text:p text:style-name="P2">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P2">Devono fornire una valutazione sulle capacità e comportamento di un raider o un nuovo giocatore.</text:p>
      <text:p text:style-name="P2">Possono aumentare di grado e degradare. </text:p>
      <text:p text:style-name="P5">Possono promuovere voto di preferenza per il kik</text:p>
      <text:p text:style-name="P5">Uppare il warcraftlog.</text:p>
      <text:p text:style-name="P5"/>
      <text:p text:style-name="P5"/>
      <text:p text:style-name="P5">Rango 3 Raid leader</text:p>
      <text:p text:style-name="P5">Il raid Leader è il responsabile del raid e del progress di gilda, Ma non è il centro informazioni, o il muro del pianto, e nemmeno il raccogli paranoie.</text:p>
      <text:p text:style-name="P5">Può assegnare i loot in caso manca il gm. </text:p>
      <text:p text:style-name="P5">Può gruppare, creare eventi sul calendario, tenere sottocontrollo le attendance dei player, e fare rotazioni per esigenze di setup.</text:p>
      <text:p text:style-name="P5">Inoltre deve ogni gionata di raid ufficiale fornire entro le 18 massimo le 19 il setup serale in base agli iscritti in calendario. Oltre quell’orario il calendario verrà chiuso e nessuno potrà più cambiare o modificare.</text:p>
      <text:p text:style-name="P5">Può degradare e promuovere di grado, fare valutazioni su player sia come capacità e comportamento. </text:p>
      <text:p text:style-name="P5">Può muovere voto di preferenza per il kik</text:p>
      <text:p text:style-name="P5">Può kikkare dal raid.</text:p>
      <text:p text:style-name="P5">Non ha bisogno di una scusa per cambiare un player con un altro durante il raid e nemmeno una scusa per non uppare o non uppare.</text:p>
      <text:p text:style-name="P5">Uppare il warcraftlog.</text:p>
      <text:p text:style-name="P3"/>
      <text:p text:style-name="P3"><text:soft-page-break/></text:p>
      <text:p text:style-name="P3"/>
      <text:p text:style-name="P3">Rango 4 Banker</text:p>
      <text:p text:style-name="P3"/>
      <text:p text:style-name="P5">Tutto quello che concerne la banca.</text:p>
      <text:p text:style-name="P5">Inoltre devono mantenere sempre i consumabili in banca gilda.</text:p>
      <text:p text:style-name="P5"/>
      <text:p text:style-name="P5"/>
      <text:p text:style-name="P5"/>
      <text:p text:style-name="P3">Rango 5 Raider esperti</text:p>
      <text:p text:style-name="P3">Rango 6 Raider</text:p>
      <text:p text:style-name="P3">Rango 7 Pre_Raider</text:p>
      <text:p text:style-name="P3"/>
      <text:p text:style-name="P5">Ranghi Per i raider.</text:p>
      <text:p text:style-name="P5"/>
      <text:p text:style-name="P5">I raider esperti sono tutti quelli che raidano da draenor con la gilda, e hanno una attendance di almeno il 70% </text:p>
      <text:p text:style-name="P5">Potranno diventare raider esperti <text:s/>per promozioni date dal RL dopo 6 mesi di raid in gilda con una attendance del 70% repair giornaliero di 700g</text:p>
      <text:p text:style-name="P5"/>
      <text:p text:style-name="P5">raider chi raida in gilda da almeno 3 mesi con attendance del 70% 400g</text:p>
      <text:p text:style-name="P5"/>
      <text:p text:style-name="P5">Pre_raider tutti quelli che raidano ma non hanno il 70% di attendace per avanzare di grado, <text:span text:style-name="T2">o player che hanno iniziato a raidare da due settimane.</text:span> 150G</text:p>
      <text:p text:style-name="P5"/>
      <text:p text:style-name="P6">Tutti e tre i ranghi hanno l’obbligo di essere su mumble per i raid, e segnarsi sul calendario.</text:p>
      <text:p text:style-name="P6"/>
      <text:p text:style-name="P4">Rango 8 Social</text:p>
      <text:p text:style-name="P6">Sono tutti quelli che non raidano. E non ricevono l’invito in calendario.</text:p>
      <text:p text:style-name="P6"/>
      <text:p text:style-name="P4">Rango <text:span text:style-name="T2">9 Alt</text:span></text:p>
      <text:p text:style-name="P6">Sono tutti gli alt </text:p>
      <text:p text:style-name="P6"/>
      <text:p text:style-name="P4">Rango <text:span text:style-name="T2">10 burba</text:span></text:p>
      <text:p text:style-name="P4"/>
      <text:p text:style-name="P6">Sono i nuovi entrati. Verranno invitati in raid per un certo periodo, poi a discrezione dei primi tre ranghi potranno essere messi a social.</text:p>
      <text:p text:style-name="P6"/>
      <text:p text:style-name="P6">Banca Gilda</text:p>
      <text:p text:style-name="P6"/>
      <text:p text:style-name="P6">Norme di Comportamento.</text:p>
      <text:p text:style-name="P6">1) non si fa spoiler di film o serie tv o altre cose.</text:p>
      <text:p text:style-name="P6">2) non si scrivono bestemmie in gchat</text:p>
      <text:p text:style-name="P6">3) evitare le discussioni.</text:p>
      <text:p text:style-name="P6">4) non si viene in raid ubriachi o sotto sostanze stupefacenti.</text:p>
      <text:p text:style-name="P6">5) il rispetto per i compagni inizia con il segnarsi in raid e presentarsi e non dare buca all’ultimo minuto.</text:p>
      <text:p text:style-name="P6">6) non piangere se non ti si è dato un loot.</text:p>
      <text:p text:style-name="P6">7) in raid è obbligatorio usare mumble.</text:p>
      <text:p text:style-name="P6">8) fare silenzio in rai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6-28T00:44:54.028379690</dc:date>
    <meta:editing-duration>PT7M38S</meta:editing-duration>
    <meta:editing-cycles>1</meta:editing-cycles>
    <meta:document-statistic meta:table-count="0" meta:image-count="0" meta:object-count="0" meta:page-count="2" meta:paragraph-count="62" meta:word-count="664" meta:character-count="3746" meta:non-whitespace-character-count="3138"/>
    <meta:generator>LibreOffice/5.1.3.2$Linux_X86_64 LibreOffice_project/10m0$Build-2</meta:generator>
  </office:meta>
</office:document-meta>
</file>